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8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608cm" fo:min-width="16.89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2.70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13.343cm"/>
    </style:style>
    <style:style style:name="gr6" style:family="graphic" style:parent-style-name="standard">
      <style:graphic-properties draw:fill-color="#ef413d"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P6" style:family="paragraph">
      <loext:graphic-properties draw:fill-color="#ef413d"/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524cm" svg:x="1.508cm" svg:y="3.413cm">
          <text:p text:style-name="P1">+ Item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573cm" svg:height="2.032cm" svg:x="4.429cm" svg:y="1cm">
          <draw:text-box>
            <text:p text:style-name="P2"><text:span text:style-name="T1">XL DATA items</text:span></text:p>
          </draw:text-box>
        </draw:frame>
        <draw:custom-shape draw:style-name="gr3" draw:text-style-name="P4" draw:layer="layout" svg:width="17.399cm" svg:height="6.858cm" svg:x="1.762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208cm" svg:height="0.762cm" svg:x="1.889cm" svg:y="5.826cm">
          <text:p text:style-name="P1">Item tit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843cm" svg:height="4.953cm" svg:x="2.016cm" svg:y="7.096cm">
          <text:p text:style-name="P1">Item cont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1.524cm" svg:x="6.208cm" svg:y="3.413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399cm" svg:height="6.858cm" svg:x="1.762cm" svg:y="12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208cm" svg:height="0.762cm" svg:x="1.889cm" svg:y="13.126cm">
          <text:p text:style-name="P1">Item tit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843cm" svg:height="4.953cm" svg:x="2.016cm" svg:y="14.396cm">
          <text:p text:style-name="P1">Item conte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399cm" svg:height="6.858cm" svg:x="1.762cm" svg:y="20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208cm" svg:height="0.762cm" svg:x="1.889cm" svg:y="20.426cm">
          <text:p text:style-name="P1">Item tit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843cm" svg:height="4.953cm" svg:x="2.016cm" svg:y="21.696cm">
          <text:p text:style-name="P1">Item conten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016cm" svg:height="1.016cm" svg:x="17.637cm" svg:y="5.82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016cm" svg:height="1.016cm" svg:x="17.637cm" svg:y="13.32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016cm" svg:height="1.016cm" svg:x="17.637cm" svg:y="20.626cm">
          <text:p text:style-name="P1">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1:04:38.356671811</meta:creation-date>
    <dc:date>2021-04-26T11:12:09.686643907</dc:date>
    <meta:editing-duration>PT7M35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